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Standard">
      <style:paragraph-properties fo:margin-top="0in" fo:margin-bottom="0in" fo:line-height="100%"/>
      <style:text-properties style:font-name="Georgia" fo:font-size="12pt" style:font-size-asian="12pt" style:font-size-complex="12pt"/>
    </style:style>
    <style:style style:name="P6" style:family="paragraph" style:parent-style-name="No_20_Spacing" style:master-page-name="Standard">
      <style:paragraph-properties fo:text-align="center" style:justify-single-word="false" style:page-number="auto"/>
      <style:text-properties style:font-name="Georgia" fo:font-size="16pt" fo:font-weight="bold" style:font-size-asian="16pt" style:font-weight-asian="bold" style:font-name-complex="Times New Roman1" style:font-size-complex="16pt" style:font-weight-complex="bold"/>
    </style:style>
    <style:style style:name="P7" style:family="paragraph" style:parent-style-name="No_20_Spacing">
      <style:paragraph-properties fo:text-align="center" style:justify-single-word="false"/>
      <style:text-properties style:font-name="Georgia" fo:font-size="10.5pt" style:font-size-asian="10.5pt" style:font-name-complex="Times New Roman1" style:font-size-complex="10.5pt"/>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0" style:family="paragraph" style:parent-style-name="Standard">
      <style:paragraph-properties fo:margin-top="0in" fo:margin-bottom="0in" fo:line-height="100%"/>
      <style:text-properties style:font-name="Georgia" fo:font-size="10.5pt" style:font-size-asian="10.5pt" style:font-size-complex="10.5pt"/>
    </style:style>
    <style:style style:name="P11"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2"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13" style:family="paragraph" style:parent-style-name="_5b_Normal_5d_">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14"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15"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16" style:family="paragraph" style:parent-style-name="BODY">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fo:language="none" fo:country="none" style:font-name-asian="Georgia" style:language-asian="none" style:country-asian="none" style:font-name-complex="Georgia" style:language-complex="none" style:country-complex="none"/>
    </style:style>
    <style:style style:name="T8"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9" style:family="text">
      <style:text-properties fo:language="none" fo:country="none" fo:background-color="transparent" style:font-name-asian="Georgia" style:language-asian="none" style:country-asian="none" style:font-name-complex="Georgia" style:language-complex="none" style:country-complex="none"/>
    </style:style>
    <style:style style:name="T10" style:family="text">
      <style:text-properties fo:color="#000000"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1" style:family="text">
      <style:text-properties fo:color="#000000"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2"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3" style:family="text">
      <style:text-properties fo:color="#000000"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4" style:family="text">
      <style:text-properties fo:color="#000000"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5" style:family="text">
      <style:text-properties style:text-underline-style="solid" style:text-underline-width="auto" style:text-underline-color="font-color" style:font-name-complex="Times New Roman1"/>
    </style:style>
    <style:style style:name="T16" style:family="text">
      <style:text-properties style:text-underline-style="none" style:font-name-complex="Times New Roman1"/>
    </style:style>
    <style:style style:name="T17" style:family="text">
      <style:text-properties fo:font-size="10.5pt" style:font-size-asian="10.5pt" style:font-size-complex="10.5pt"/>
    </style:style>
    <style:style style:name="T18" style:family="text">
      <style:text-properties fo:font-size="10.5pt" fo:font-weight="bold" style:font-size-asian="10.5pt" style:font-weight-asian="bold" style:font-size-complex="10.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om God Chooses, He Uses</text:p>
      <text:p text:style-name="P7"/>
      <text:p text:style-name="P1"><text:span text:style-name="T1">Read:</text:span><text:span text:style-name="T3"> Isaiah 6:1-8</text:span></text:p>
      <text:p text:style-name="P2"/>
      <text:p text:style-name="P3"><text:span text:style-name="T1">Text:</text:span><text:span text:style-name="T3"> </text:span><text:span text:style-name="T12">Isaiah 6:8 “Also I heard the voice of the Lord, saying, Whom shall I send, and who will go for us? Then said I, Here </text:span><text:span text:style-name="T14">am</text:span><text:span text:style-name="T12"> I; send me.”</text:span></text:p>
      <text:p text:style-name="P4"/>
      <text:h text:style-name="P3" text:outline-level="3"><text:span text:style-name="T1">Introduction:</text:span><text:span text:style-name="T3"> A curator may spend a long time at an antique store, he carefully selects an antique vase with intricate hand carved scriptures in old english. He takes it home and sets it in a glass cabinet. <text:s/>Nothing wrong with that, we all have some valuable things collected at home. God doesn't do that with what He collects. He collects people and He never selects us to sit in a glass case so that He can admire our beauty and value. </text:span><text:span text:style-name="T15">He chooses us to use us.</text:span><text:span text:style-name="T16"> </text:span></text:h>
      <text:h text:style-name="P9" text:outline-level="3"><text:span text:style-name="T16"/></text:h>
      <text:p text:style-name="P10"><text:span text:style-name="T2">Isaiah was chosen by God before he chose God.</text:span> In the scripture that we read he explains how the Lord appeared to him. It happened at a significant time in Israel's history. Uzziah was a Godly king who did much good for Israel. One day he pushed his way into the temple and tried to offer incense as the priests were assigned to do. God struck him with leprosy as the priests forcibly removed him from the temple. He continued to rule Israel from a specially built house but he lost out greatly with God. His son <text:span text:style-name="T7">Jotham (who was a righteous king) </text:span>ruled after him but he did not restrain the people from evil nor would he <text:s/>ever step foot in the temple during his reign. The people had become very corrupt when God called Isaiah to speak for Him.</text:p>
      <text:p text:style-name="P10"/>
      <text:p text:style-name="P5"><text:span text:style-name="T18">Isaiah was unworthy and unqualified.</text:span><text:span text:style-name="T17"> He said so: “</text:span><text:span text:style-name="T10">Then said I, Woe </text:span><text:span text:style-name="T11">is</text:span><text:span text:style-name="T10"> me! for I am undone; because I </text:span><text:span text:style-name="T11">am</text:span><text:span text:style-name="T10"> a man of unclean lips...”</text:span></text:p>
      <text:p text:style-name="P16"><text:span text:style-name="T4">How did he come to recognize his vileness? He answers that in the same verse: “for mine eyes have seen the King, the LORD of hosts.” Let me tell you that if you ever get a vision of the holiness of God you will realize how far that you fall short. Someone much smarter than me said: “God doesn't call the qualified. He qualifies those whom He calls.”</text:span></text:p>
      <text:p text:style-name="P13"><text:span text:style-name="T4"/></text:p>
      <text:p text:style-name="P13"><text:span text:style-name="T6">Isaiah was cleansed for service </text:span><text:span text:style-name="T4">before he accepted the challenge. Have you ever touched a live coal? I have. It may look like a pile of dead ashes but if you run your hands through there you will know quickly if there is a live coal there. In one easy step He was cleansed for service.</text:span></text:p>
      <text:p text:style-name="P13"><text:span text:style-name="T4"/></text:p>
      <text:p text:style-name="P13"><text:span text:style-name="T6">Isaiah hears the call and volunteers:</text:span><text:span text:style-name="T4"> “I heard the voice of the Lord, saying, Whom shall I send, and who will go for us? Then said I, Here </text:span><text:span text:style-name="T5">am</text:span><text:span text:style-name="T4"> I; send me.” There are a couple of important issues here and I don't want to miss either one. First there is the truth that God never forces on into service. If Isaiah had not been willing then God would have raised up someone else who was willing. The second issue here is the plurality of God. When The question is asked: “...who will go for us?” Who is us? “Us” refers to the same “us” That we find in Genesis one when God said: “Let us make man in our image. “Us” is the trinity (Father, Son, &amp; Holy Ghost)</text:span></text:p>
      <text:p text:style-name="P15">God has always worked His plans through the participation of obedient men &amp; women.</text:p>
      <text:p text:style-name="P14"><text:s/><text:span text:style-name="T2"><text:s/>1.</text:span>When He cleansed this earth He had Noah build an ark. It took some strong and hefty men to wrestle some very huge beams into place and drill and peg them together. It took God to bring the animals but the feed and supplies were loaded with a lot of human hands involved. No doubt there were many people who were paid by Noah to build and supply the ark that were in the mocking crowd as the first raindrops began to fall.</text:p>
      <text:p text:style-name="P14"><text:s text:c="2"/><text:span text:style-name="T2">2.</text:span> When He decided to provide a written set of commands, which His children are still bound to today, He had Moses come up on the mountain and bring them down.</text:p>
      <text:p text:style-name="P11"><text:s text:c="2"/><text:span text:style-name="T2">3.</text:span> When He completed His final plan of redemption He didn't come as a superhero. He didn't come as a high priest with scrools of truth. He didn't come as a high and mighty king. He came as an ordinary baby, into an ordinary family and was raised as the son of a carpenter. He was a man.</text:p>
      <text:p text:style-name="P11"><text:s text:c="2"/><text:span text:style-name="T2">4.</text:span> The first miracle of Christ was accomplished by a union of labor between God (Jesus turning water into wine) and man (servants serving the guests)</text:p>
      <text:p text:style-name="P11"><text:s/><text:span text:style-name="T2"><text:s/>5.</text:span> When Jesus fed the 5000. He simply broke the bread and cut the fish. It was His disciples who passed out the bread and fish.</text:p>
      <text:p text:style-name="P11"/>
      <text:p text:style-name="P11"><text:span text:style-name="T2">God calls us to obedience</text:span> for He chooses to work through us. Paul tells the Corinthian church that: “...<text:span text:style-name="T9">it pleased God by the foolishness of preaching to save them that believe.” In Romans he asks several questions with an obvious answer: “How then shall they call on him in whom they have not believed? and how shall they believe in him of whom they have not heard? and how shall they hear without a preacher? And how shall they preach, except they be sent?” God has called and sent far more people than have responded to His voice. Have you heard Him?</text:span></text:p>
      <text:p text:style-name="P11">Isaiah did not have a promise of success but he had the call of God. His obedience and his courage came from the fact that: “<text:span text:style-name="T7">I heard the voice of the Lord.” He's calling: can you hear Him?</text:span></text:p>
      <text:p text:style-name="P11"><text:s text:c="2"/>Military annals are filled with stories of men &amp; women who have hazard-ed their lives and died to obey orders from leaders who, themselves, did not know the complete strategy of the high command.</text:p>
      <text:p text:style-name="P11"/>
      <text:p text:style-name="P11"><text:span text:style-name="T2">Conclude:</text:span> <text:span text:style-name="T7">When God calls and asks: “Whom shall I send, and who will go for us? Will you answer: “Here </text:span><text:span text:style-name="T8">am</text:span><text:span text:style-name="T7"> I; send m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9-04-09T19:58:03.48</dc:date>
    <meta:editing-duration>PT7H7M3S</meta:editing-duration>
    <meta:generator>OpenOffice/4.1.3$Win32 OpenOffice.org_project/413m1$Build-9783</meta:generator>
    <meta:document-statistic meta:table-count="0" meta:image-count="0" meta:object-count="0" meta:page-count="1" meta:paragraph-count="19" meta:word-count="982" meta:character-count="50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